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0.635cm" svg:height="0.635cm" svg:x="9.728cm" svg:y="10.52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0.635cm" svg:height="0.635cm" svg:x="9.728cm" svg:y="11.16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1" draw:layer="layout" svg:width="1.27cm" svg:height="1.27cm" svg:x="1.635cm" svg:y="9.255cm">
          <text:p text:style-name="P2">in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1.27cm" svg:height="1.27cm" svg:x="1.635cm" svg:y="11.795cm">
          <text:p text:style-name="P2">i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9" draw:layer="layout" svg:width="1.27cm" svg:height="1.27cm" svg:x="1.635cm" svg:y="14.335cm">
          <text:p text:style-name="P2">i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445cm" svg:y1="9.889cm" svg:x2="9.728cm" svg:y2="10.842cm" draw:start-shape="id1" draw:start-glue-point="10" draw:end-shape="id2" draw:end-glue-point="3" svg:d="m5445 9889h2141v953h2142">
          <text:p text:style-name="P3"/>
        </draw:connector>
        <draw:connector draw:style-name="gr3" draw:text-style-name="P1" draw:layer="layout" draw:line-skew="-0.135cm" svg:x1="6.632cm" svg:y1="11.795cm" svg:x2="9.728cm" svg:y2="11.477cm" draw:start-shape="id3" draw:start-glue-point="4" draw:end-shape="id4" draw:end-glue-point="3" svg:d="m6632 11795v-635h1866v317h1230">
          <text:p text:style-name="P3"/>
        </draw:connector>
        <draw:custom-shape draw:style-name="gr2" draw:text-style-name="P1" draw:id="id23" draw:layer="layout" svg:width="1.27cm" svg:height="1.27cm" svg:x="9.89cm" svg:y="10.525cm">
          <text:p text:style-name="P2">&amp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9" draw:layer="layout" svg:width="0.635cm" svg:height="0.635cm" svg:x="9.728cm" svg:y="13.06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0" draw:layer="layout" svg:width="0.635cm" svg:height="0.635cm" svg:x="9.728cm" svg:y="13.7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5" draw:layer="layout" svg:width="1.27cm" svg:height="1.27cm" svg:x="9.89cm" svg:y="13.065cm">
          <text:p text:style-name="P2">&amp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8" draw:layer="layout" svg:width="0.635cm" svg:height="0.635cm" svg:x="9.728cm" svg:y="15.60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2" draw:layer="layout" svg:width="0.635cm" svg:height="0.635cm" svg:x="9.728cm" svg:y="16.24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7" draw:layer="layout" svg:width="1.27cm" svg:height="1.27cm" svg:x="9.89cm" svg:y="15.605cm">
          <text:p text:style-name="P2">&amp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1.905cm" svg:x1="7.268cm" svg:y1="12.429cm" svg:x2="15.605cm" svg:y2="8.62cm" draw:start-shape="id3" draw:start-glue-point="10" draw:end-shape="id5" draw:end-glue-point="3" svg:d="m7268 12429h6074v-3809h2263">
          <text:p text:style-name="P3"/>
        </draw:connector>
        <draw:connector draw:style-name="gr4" draw:text-style-name="P1" draw:layer="layout" svg:x1="5.259cm" svg:y1="9.439cm" svg:x2="15.605cm" svg:y2="7.35cm" draw:start-shape="id1" draw:start-glue-point="11" draw:end-shape="id6" draw:end-glue-point="3" svg:d="m5259 9439v-2089h10346">
          <text:p text:style-name="P3"/>
        </draw:connector>
        <draw:connector draw:style-name="gr3" draw:text-style-name="P1" draw:layer="layout" draw:line-skew="2.54cm" svg:x1="7.268cm" svg:y1="14.969cm" svg:x2="15.605cm" svg:y2="9.89cm" draw:start-shape="id7" draw:start-glue-point="10" draw:end-shape="id8" draw:end-glue-point="3" svg:d="m7268 14969h6709v-5079h1628">
          <text:p text:style-name="P3"/>
        </draw:connector>
        <draw:custom-shape draw:style-name="gr5" draw:text-style-name="P1" draw:id="id6" draw:layer="layout" svg:width="1.27cm" svg:height="1.27cm" svg:x="15.605cm" svg:y="6.715cm">
          <text:p text:style-name="P2">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5" draw:layer="layout" svg:width="1.27cm" svg:height="1.27cm" svg:x="15.605cm" svg:y="7.985cm">
          <text:p text:style-name="P2">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8" draw:layer="layout" svg:width="1.27cm" svg:height="1.27cm" svg:x="15.605cm" svg:y="9.255cm">
          <text:p text:style-name="P2">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" draw:layer="layout" svg:width="1.27cm" svg:height="1.27cm" svg:x="4.175cm" svg:y="9.25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id="id3" draw:layer="layout" svg:width="1.27cm" svg:height="1.27cm" svg:x="5.998cm" svg:y="11.79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1" draw:id="id7" draw:layer="layout" svg:width="1.27cm" svg:height="1.27cm" svg:x="5.998cm" svg:y="14.33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line-skew="-0.636cm" svg:x1="5.998cm" svg:y1="14.969cm" svg:x2="2.905cm" svg:y2="14.97cm" draw:start-shape="id7" draw:start-glue-point="6" draw:end-shape="id9" draw:end-glue-point="1" svg:d="m5998 14969h-2182v1h-911">
          <text:p text:style-name="P3"/>
        </draw:connector>
        <draw:connector draw:style-name="gr3" draw:text-style-name="P1" draw:layer="layout" svg:x1="2.905cm" svg:y1="12.43cm" svg:x2="5.998cm" svg:y2="12.429cm" draw:start-shape="id10" draw:start-glue-point="1" draw:end-shape="id3" draw:end-glue-point="6" svg:d="m2905 12430h1547v-1h1546">
          <text:p text:style-name="P3"/>
        </draw:connector>
        <draw:connector draw:style-name="gr3" draw:text-style-name="P1" draw:layer="layout" svg:x1="2.905cm" svg:y1="9.89cm" svg:x2="4.175cm" svg:y2="9.889cm" draw:start-shape="id11" draw:start-glue-point="1" draw:end-shape="id1" draw:end-glue-point="6" svg:d="m2905 9890h636v-1h634">
          <text:p text:style-name="P3"/>
        </draw:connector>
        <draw:custom-shape draw:style-name="gr6" draw:text-style-name="P1" draw:id="id12" draw:layer="layout" svg:width="1.27cm" svg:height="1.27cm" svg:x="18.145cm" svg:y="7.98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7" draw:layer="layout" svg:width="1.27cm" svg:height="1.27cm" svg:x="24.495cm" svg:y="6.08cm">
          <text:p text:style-name="P2">o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9" draw:layer="layout" svg:width="1.27cm" svg:height="1.27cm" svg:x="24.495cm" svg:y="9.255cm">
          <text:p text:style-name="P2">o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3" draw:layer="layout" svg:width="1.27cm" svg:height="1.27cm" svg:x="24.495cm" svg:y="13.065cm">
          <text:p text:style-name="P2">o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9" draw:layer="layout" svg:width="1.27cm" svg:height="1.27cm" svg:x="24.495cm" svg:y="17.51cm">
          <text:p text:style-name="P2">o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6.875cm" svg:y1="9.89cm" svg:x2="18.329cm" svg:y2="9.069cm" draw:start-shape="id8" draw:start-glue-point="1" draw:end-shape="id12" draw:end-glue-point="7" svg:d="m16875 9890h636v-821h818">
          <text:p text:style-name="P3"/>
        </draw:connector>
        <draw:connector draw:style-name="gr3" draw:text-style-name="P1" draw:layer="layout" svg:x1="16.875cm" svg:y1="8.62cm" svg:x2="18.145cm" svg:y2="8.619cm" draw:start-shape="id5" draw:start-glue-point="1" draw:end-shape="id12" draw:end-glue-point="6" svg:d="m16875 8620h636v-1h634">
          <text:p text:style-name="P3"/>
        </draw:connector>
        <draw:connector draw:style-name="gr3" draw:text-style-name="P1" draw:layer="layout" svg:x1="16.875cm" svg:y1="7.35cm" svg:x2="18.329cm" svg:y2="8.169cm" draw:start-shape="id6" draw:start-glue-point="1" draw:end-shape="id12" draw:end-glue-point="5" svg:d="m16875 7350h636v819h818">
          <text:p text:style-name="P3"/>
        </draw:connector>
        <draw:connector draw:style-name="gr3" draw:text-style-name="P1" draw:layer="layout" svg:x1="19.415cm" svg:y1="8.619cm" svg:x2="20.05cm" svg:y2="8.937cm" draw:start-shape="id12" draw:start-glue-point="10" draw:end-shape="id13" draw:end-glue-point="6" svg:d="m19415 8619h317v318h318">
          <text:p text:style-name="P3"/>
        </draw:connector>
        <draw:custom-shape draw:style-name="gr2" draw:text-style-name="P1" draw:id="id15" draw:layer="layout" svg:width="1.27cm" svg:height="1.27cm" svg:x="15.605cm" svg:y="4.175cm">
          <text:p text:style-name="P2">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6" draw:layer="layout" svg:width="0.635cm" svg:height="0.635cm" svg:x="20.05cm" svg:y="5.44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14" draw:layer="layout" svg:width="0.635cm" svg:height="0.635cm" svg:x="20.05cm" svg:y="6.08cm">
          <text:p text:style-name="P2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8.779cm" svg:y1="7.985cm" svg:x2="20.367cm" svg:y2="6.715cm" draw:start-shape="id12" draw:start-glue-point="4" draw:end-shape="id14" draw:end-glue-point="2" svg:d="m18779 7985v-597h1588v-673">
          <text:p text:style-name="P3"/>
        </draw:connector>
        <draw:connector draw:style-name="gr3" draw:text-style-name="P1" draw:layer="layout" svg:x1="16.875cm" svg:y1="4.81cm" svg:x2="20.05cm" svg:y2="5.762cm" draw:start-shape="id15" draw:start-glue-point="1" draw:end-shape="id16" draw:end-glue-point="6" svg:d="m16875 4810h1588v952h1587">
          <text:p text:style-name="P3"/>
        </draw:connector>
        <draw:connector draw:style-name="gr3" draw:text-style-name="P1" draw:layer="layout" draw:line-skew="0.953cm" svg:x1="20.685cm" svg:y1="5.762cm" svg:x2="24.495cm" svg:y2="6.715cm" draw:start-shape="id16" draw:start-glue-point="10" draw:end-shape="id17" draw:end-glue-point="3" svg:d="m20685 5762h2858v953h952">
          <text:p text:style-name="P3"/>
        </draw:connector>
        <draw:connector draw:style-name="gr3" draw:text-style-name="P1" draw:layer="layout" svg:x1="6.632cm" svg:y1="15.605cm" svg:x2="9.728cm" svg:y2="15.922cm" draw:start-shape="id7" draw:start-glue-point="8" draw:end-shape="id18" draw:end-glue-point="3" svg:d="m6632 15605v500h1866v-183h1230">
          <text:p text:style-name="P3"/>
        </draw:connector>
        <draw:connector draw:style-name="gr3" draw:text-style-name="P1" draw:layer="layout" svg:x1="6.632cm" svg:y1="13.065cm" svg:x2="9.728cm" svg:y2="13.382cm" draw:start-shape="id3" draw:start-glue-point="8" draw:end-shape="id19" draw:end-glue-point="3" svg:d="m6632 13065v500h1866v-183h1230">
          <text:p text:style-name="P3"/>
        </draw:connector>
        <draw:connector draw:style-name="gr3" draw:text-style-name="P1" draw:layer="layout" svg:x1="6.632cm" svg:y1="14.335cm" svg:x2="9.728cm" svg:y2="14.017cm" draw:start-shape="id7" draw:start-glue-point="4" draw:end-shape="id20" draw:end-glue-point="3" svg:d="m6632 14335v-500h1866v182h1230">
          <text:p text:style-name="P3"/>
        </draw:connector>
        <draw:connector draw:style-name="gr3" draw:text-style-name="P1" draw:layer="layout" svg:x1="4.809cm" svg:y1="10.525cm" svg:x2="5.998cm" svg:y2="17.509cm" draw:start-shape="id1" draw:start-glue-point="8" draw:end-shape="id21" draw:end-glue-point="6" svg:d="m4809 10525v6984h1189">
          <text:p text:style-name="P3"/>
        </draw:connector>
        <draw:connector draw:style-name="gr3" draw:text-style-name="P1" draw:layer="layout" svg:x1="6.632cm" svg:y1="16.875cm" svg:x2="9.728cm" svg:y2="16.557cm" draw:start-shape="id21" draw:start-glue-point="4" draw:end-shape="id22" draw:end-glue-point="3" svg:d="m6632 16875v-500h1866v182h1230">
          <text:p text:style-name="P3"/>
        </draw:connector>
        <draw:custom-shape draw:style-name="gr6" draw:text-style-name="P1" draw:id="id30" draw:layer="layout" svg:width="1.27cm" svg:height="1.27cm" svg:x="18.145cm" svg:y="12.4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line-skew="-0.953cm" svg:x1="11.16cm" svg:y1="11.16cm" svg:x2="15.605cm" svg:y2="11.795cm" draw:start-shape="id23" draw:start-glue-point="1" draw:end-shape="id24" draw:end-glue-point="3" svg:d="m11160 11160h1270v635h3175">
          <text:p text:style-name="P3"/>
        </draw:connector>
        <draw:connector draw:style-name="gr3" draw:text-style-name="P1" draw:layer="layout" svg:x1="11.16cm" svg:y1="13.7cm" svg:x2="11.795cm" svg:y2="13.699cm" draw:start-shape="id25" draw:start-glue-point="1" draw:end-shape="id26" draw:end-glue-point="6" svg:d="m11160 13700h318v-1h317">
          <text:p text:style-name="P3"/>
        </draw:connector>
        <draw:connector draw:style-name="gr3" draw:text-style-name="P1" draw:layer="layout" draw:line-skew="0.952cm" svg:x1="11.16cm" svg:y1="16.24cm" svg:x2="15.605cm" svg:y2="14.335cm" draw:start-shape="id27" draw:start-glue-point="1" draw:end-shape="id28" draw:end-glue-point="3" svg:d="m11160 16240h3175v-1905h1270">
          <text:p text:style-name="P3"/>
        </draw:connector>
        <draw:custom-shape draw:style-name="gr6" draw:text-style-name="P1" draw:id="id13" draw:layer="layout" svg:width="0.635cm" svg:height="0.635cm" svg:x="20.05cm" svg:y="8.6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32" draw:layer="layout" svg:width="0.635cm" svg:height="0.635cm" svg:x="20.05cm" svg:y="9.255cm">
          <text:p text:style-name="P2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0.685cm" svg:y1="8.937cm" svg:x2="24.495cm" svg:y2="9.89cm" draw:start-shape="id13" draw:start-glue-point="10" draw:end-shape="id29" draw:end-glue-point="3" svg:d="m20685 8937h1905v953h1905">
          <text:p text:style-name="P3"/>
        </draw:connector>
        <draw:connector draw:style-name="gr3" draw:text-style-name="P1" draw:layer="layout" svg:x1="19.415cm" svg:y1="13.064cm" svg:x2="20.05cm" svg:y2="13.382cm" draw:start-shape="id30" draw:start-glue-point="10" draw:end-shape="id31" draw:end-glue-point="6" svg:d="m19415 13064h317v318h318">
          <text:p text:style-name="P3"/>
        </draw:connector>
        <draw:connector draw:style-name="gr3" draw:text-style-name="P1" draw:layer="layout" svg:x1="18.779cm" svg:y1="12.43cm" svg:x2="20.367cm" svg:y2="9.89cm" draw:start-shape="id30" draw:start-glue-point="4" draw:end-shape="id32" draw:end-glue-point="2" svg:d="m18779 12430v-1232h1588v-1308">
          <text:p text:style-name="P3"/>
        </draw:connector>
        <draw:custom-shape draw:style-name="gr6" draw:text-style-name="P1" draw:id="id31" draw:layer="layout" svg:width="0.635cm" svg:height="0.635cm" svg:x="20.05cm" svg:y="13.06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1" draw:id="id40" draw:layer="layout" svg:width="0.635cm" svg:height="0.635cm" svg:x="20.05cm" svg:y="13.7cm">
          <text:p text:style-name="P2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20.685cm" svg:y1="13.382cm" svg:x2="24.495cm" svg:y2="13.7cm" draw:start-shape="id31" draw:start-glue-point="10" draw:end-shape="id33" draw:end-glue-point="3" svg:d="m20685 13382h1905v318h1905">
          <text:p text:style-name="P3"/>
        </draw:connector>
        <draw:custom-shape draw:style-name="gr6" draw:text-style-name="P1" draw:id="id21" draw:layer="layout" svg:width="1.27cm" svg:height="1.27cm" svg:x="5.998cm" svg:y="16.87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7.082cm" svg:y1="17.959cm" svg:x2="17.348cm" svg:y2="17.827cm" draw:start-shape="id21" draw:start-glue-point="9" draw:end-shape="id34" draw:end-glue-point="3" svg:d="m7082 17959h5226v-132h5040">
          <text:p text:style-name="P3"/>
        </draw:connector>
        <draw:custom-shape draw:style-name="gr1" draw:text-style-name="P1" draw:id="id36" draw:layer="layout" svg:width="0.635cm" svg:height="0.635cm" svg:x="17.348cm" svg:y="16.875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4" draw:layer="layout" svg:width="0.635cm" svg:height="0.635cm" svg:x="17.348cm" svg:y="17.51cm"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7" draw:layer="layout" svg:width="1.27cm" svg:height="1.27cm" svg:x="17.51cm" svg:y="16.875cm">
          <text:p text:style-name="P2">&amp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26" draw:layer="layout" svg:width="1.27cm" svg:height="1.27cm" svg:x="11.795cm" svg:y="13.06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13.065cm" svg:y1="13.699cm" svg:x2="15.605cm" svg:y2="13.065cm" draw:start-shape="id26" draw:start-glue-point="10" draw:end-shape="id35" draw:end-glue-point="3" svg:d="m13065 13699h1270v-634h1270">
          <text:p text:style-name="P3"/>
        </draw:connector>
        <draw:connector draw:style-name="gr3" draw:text-style-name="P1" draw:layer="layout" svg:x1="12.429cm" svg:y1="14.335cm" svg:x2="17.348cm" svg:y2="17.192cm" draw:start-shape="id26" draw:start-glue-point="8" draw:end-shape="id36" draw:end-glue-point="3" svg:d="m12429 14335v2857h4919">
          <text:p text:style-name="P3"/>
        </draw:connector>
        <draw:custom-shape draw:style-name="gr6" draw:text-style-name="P1" draw:id="id38" draw:layer="layout" svg:width="1.27cm" svg:height="1.27cm" svg:x="19.415cm" svg:y="17.5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svg:x1="18.78cm" svg:y1="17.51cm" svg:x2="19.415cm" svg:y2="18.144cm" draw:start-shape="id37" draw:start-glue-point="1" draw:end-shape="id38" draw:end-glue-point="6" svg:d="m18780 17510h318v634h317">
          <text:p text:style-name="P3"/>
        </draw:connector>
        <draw:connector draw:style-name="gr3" draw:text-style-name="P1" draw:layer="layout" svg:x1="20.685cm" svg:y1="18.144cm" svg:x2="24.495cm" svg:y2="18.145cm" draw:start-shape="id38" draw:start-glue-point="10" draw:end-shape="id39" draw:end-glue-point="3" svg:d="m20685 18144h1905v1h1905">
          <text:p text:style-name="P3"/>
        </draw:connector>
        <draw:connector draw:style-name="gr3" draw:text-style-name="P1" draw:layer="layout" svg:x1="20.049cm" svg:y1="17.51cm" svg:x2="20.367cm" svg:y2="14.335cm" draw:start-shape="id38" draw:start-glue-point="4" draw:end-shape="id40" draw:end-glue-point="2" svg:d="m20049 17510v-1550h318v-1625">
          <text:p text:style-name="P3"/>
        </draw:connector>
        <draw:custom-shape draw:style-name="gr5" draw:text-style-name="P1" draw:id="id24" draw:layer="layout" svg:width="1.27cm" svg:height="1.27cm" svg:x="15.605cm" svg:y="11.16cm">
          <text:p text:style-name="P2">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5" draw:layer="layout" svg:width="1.27cm" svg:height="1.27cm" svg:x="15.605cm" svg:y="12.43cm">
          <text:p text:style-name="P2">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28" draw:layer="layout" svg:width="1.27cm" svg:height="1.27cm" svg:x="15.605cm" svg:y="13.7cm">
          <text:p text:style-name="P2">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6.875cm" svg:y1="14.335cm" svg:x2="18.329cm" svg:y2="13.514cm" draw:start-shape="id28" draw:start-glue-point="1" draw:end-shape="id30" draw:end-glue-point="7" svg:d="m16875 14335h636v-821h818">
          <text:p text:style-name="P3"/>
        </draw:connector>
        <draw:connector draw:style-name="gr3" draw:text-style-name="P1" draw:layer="layout" svg:x1="16.875cm" svg:y1="13.065cm" svg:x2="18.145cm" svg:y2="13.064cm" draw:start-shape="id35" draw:start-glue-point="1" draw:end-shape="id30" draw:end-glue-point="6" svg:d="m16875 13065h636v-1h634">
          <text:p text:style-name="P3"/>
        </draw:connector>
        <draw:connector draw:style-name="gr3" draw:text-style-name="P1" draw:layer="layout" svg:x1="16.875cm" svg:y1="11.795cm" svg:x2="18.329cm" svg:y2="12.614cm" draw:start-shape="id24" draw:start-glue-point="1" draw:end-shape="id30" draw:end-glue-point="5" svg:d="m16875 11795h636v819h818">
          <text:p text:style-name="P3"/>
        </draw:connector>
        <draw:frame draw:style-name="gr7" draw:layer="layout" svg:width="8.994cm" svg:height="4.186cm" svg:x="3.54cm" svg:y="2.27cm">
          <draw:text-box>
            <text:p text:style-name="P3">Counting the number of inputs</text:p>
            <text:p text:style-name="P3">zero inputs <text:tab/>-&gt; o0</text:p>
            <text:p text:style-name="P3">one input <text:tab/>-&gt; o1</text:p>
            <text:p text:style-name="P3">two inputs<text:tab/>-&gt; o2</text:p>
            <text:p text:style-name="P3">three inputs<text:tab/>-&gt; o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10-07-20T16:05:33</meta:creation-date>
    <dc:date>2010-07-20T17:57:44</dc:date>
    <meta:editing-cycles>2</meta:editing-cycles>
    <meta:editing-duration>PT35M22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